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3.2374in"/>
    </style:style>
    <style:style style:name="co6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374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.2429in"/>
    </style:style>
    <style:style style:name="co9" style:family="table-column">
      <style:table-column-properties fo:break-before="auto" style:column-width="2.03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cfe7e5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/>
      <style:text-properties fo:color="#ff0000"/>
    </style:style>
    <style:style style:name="ce8" style:family="table-cell" style:parent-style-name="Default">
      <style:table-cell-properties fo:background-color="#cfe7e5"/>
      <style:text-properties fo:color="#ff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style:font-name="Liberation Sans" style:font-name-asian="DejaVu Sans" style:font-name-complex="FreeSans"/>
    </style:style>
    <style:style style:name="ce11" style:family="table-cell" style:parent-style-name="Default">
      <style:table-cell-properties fo:background-color="#cfe7e5"/>
      <style:text-properties style:font-name="Liberation Sans" style:font-name-asian="DejaVu Sans" style:font-name-complex="FreeSans"/>
    </style:style>
  </office:automatic-styles>
  <office:body>
    <office:spreadsheet>
      <table:table table:name="Feuille1" table:style-name="ta1"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2"/>
        <table:table-column table:style-name="co6" table:number-columns-repeated="2" table:default-cell-style-name="Default"/>
        <table:table-column table:style-name="co6" table:default-cell-style-name="ce2"/>
        <table:table-column table:style-name="co6" table:default-cell-style-name="ce9"/>
        <table:table-column table:style-name="co6" table:number-columns-repeated="1015" table:default-cell-style-name="Default"/>
        <table:table-row table:style-name="ro1">
          <table:table-cell table:style-name="ce1" office:value-type="string">
            <text:p>ORIGINALE</text:p>
          </table:table-cell>
          <table:table-cell table:style-name="ce5"/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style-name="ce5" office:value-type="string">
            <text:p>HTML</text:p>
          </table:table-cell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style-name="ce5" office:value-type="string">
            <text:p>RATIO </text:p>
          </table:table-cell>
          <table:table-cell/>
          <table:table-cell table:style-name="ce5" table:number-columns-repeated="1015"/>
        </table:table-row>
        <table:table-row table:style-name="ro1">
          <table:table-cell office:value-type="string">
            <text:p>allo.gif</text:p>
          </table:table-cell>
          <table:table-cell office:value-type="string">
            <text:p>GIF</text:p>
          </table:table-cell>
          <table:table-cell office:value-type="float" office:value="757">
            <text:p>757</text:p>
          </table:table-cell>
          <table:table-cell office:value-type="float" office:value="743">
            <text:p>743</text:p>
          </table:table-cell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table:style-name="ce6" table:formula="of:=[.C2]/[.F2]" office:value-type="float" office:value="3.08979591836735">
            <text:p>3.09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llo(1).gif</text:p>
          </table:table-cell>
          <table:table-cell office:value-type="string">
            <text:p>GIF</text:p>
          </table:table-cell>
          <table:table-cell office:value-type="float" office:value="757">
            <text:p>757</text:p>
          </table:table-cell>
          <table:table-cell office:value-type="float" office:value="743">
            <text:p>743</text:p>
          </table:table-cell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table:style-name="ce6" table:formula="of:=[.C3]/[.F3]" office:value-type="float" office:value="3.08979591836735">
            <text:p>3.09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ngle-radiant.gif</text:p>
          </table:table-cell>
          <table:table-cell office:value-type="string">
            <text:p>GIF</text:p>
          </table:table-cell>
          <table:table-cell office:value-type="float" office:value="2031">
            <text:p>2031</text:p>
          </table:table-cell>
          <table:table-cell office:value-type="float" office:value="934">
            <text:p>934</text:p>
          </table:table-cell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  <table:table-cell table:style-name="ce5" table:formula="of:=[.C4]/[.F4]" office:value-type="float" office:value="7.25357142857143">
            <text:p>7.25</text:p>
          </table:table-cell>
          <table:table-cell table:number-columns-repeated="1016"/>
        </table:table-row>
        <table:table-row table:style-name="ro1">
          <table:table-cell office:value-type="string">
            <text:p>angle-radiant(1).gif</text:p>
          </table:table-cell>
          <table:table-cell office:value-type="string">
            <text:p>GIF</text:p>
          </table:table-cell>
          <table:table-cell office:value-type="float" office:value="2031">
            <text:p>2031</text:p>
          </table:table-cell>
          <table:table-cell office:value-type="float" office:value="934">
            <text:p>934</text:p>
          </table:table-cell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  <table:table-cell table:style-name="ce5" table:formula="of:=[.C5]/[.F5]" office:value-type="float" office:value="7.25357142857143">
            <text:p>7.25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nne__MG_5248.CR2.png</text:p>
          </table:table-cell>
          <table:table-cell table:style-name="ce3" office:value-type="string">
            <text:p>PNG</text:p>
          </table:table-cell>
          <table:table-cell table:style-name="ce3" office:value-type="float" office:value="473">
            <text:p>473</text:p>
          </table:table-cell>
          <table:table-cell table:style-name="ce3" office:value-type="float" office:value="316">
            <text:p>316</text:p>
          </table:table-cell>
          <table:table-cell table:style-name="ce3" office:value-type="string">
            <text:p><text:s/>anne__MG_5248.CR2.png </text:p>
          </table:table-cell>
          <table:table-cell table:style-name="ce3" office:value-type="float" office:value="473">
            <text:p>473</text:p>
          </table:table-cell>
          <table:table-cell table:style-name="ce3" office:value-type="float" office:value="316">
            <text:p>316</text:p>
          </table:table-cell>
          <table:table-cell table:style-name="ce6" table:formula="of:=[.C6]/[.F6]" office:value-type="float" office:value="1">
            <text:p>1</text:p>
          </table:table-cell>
          <table:table-cell table:style-name="ce11" office:value-type="string">
            <text:p>✓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anne__MG_5248.CR2.png </text:p>
          </table:table-cell>
          <table:table-cell table:style-name="ce3" office:value-type="float" office:value="473">
            <text:p>473</text:p>
          </table:table-cell>
          <table:table-cell table:style-name="ce3" office:value-type="float" office:value="316">
            <text:p>316</text:p>
          </table:table-cell>
          <table:table-cell table:style-name="ce3" table:formula="of:=[.C7]/[.F7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ne_Calque 14.png</text:p>
          </table:table-cell>
          <table:table-cell table:style-name="ce3" office:value-type="string">
            <text:p>PNG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<text:s/>anne_Calque 14.png 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75">
            <text:p>75</text:p>
          </table:table-cell>
          <table:table-cell table:style-name="ce6" table:formula="of:=[.C8]/[.F8]" office:value-type="float" office:value="1">
            <text:p>1</text:p>
          </table:table-cell>
          <table:table-cell table:style-name="ce11" office:value-type="string">
            <text:p>✓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anne_Calque 14.png 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75">
            <text:p>75</text:p>
          </table:table-cell>
          <table:table-cell table:style-name="ce3" table:formula="of:=[.C9]/[.F9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ne_Calque8.png</text:p>
          </table:table-cell>
          <table:table-cell table:style-name="ce3" office:value-type="string">
            <text:p>PNG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3" office:value-type="string">
            <text:p><text:s/>anne_Calque8.png 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6" table:formula="of:=[.C10]/[.F10]" office:value-type="float" office:value="1">
            <text:p>1</text:p>
          </table:table-cell>
          <table:table-cell table:style-name="ce11" office:value-type="string">
            <text:p>✓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anne_Calque8.png 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3" table:formula="of:=[.C11]/[.F11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aspiration.gif</text:p>
          </table:table-cell>
          <table:table-cell office:value-type="string">
            <text:p>GIF</text:p>
          </table:table-cell>
          <table:table-cell office:value-type="float" office:value="984">
            <text:p>984</text:p>
          </table:table-cell>
          <table:table-cell office:value-type="float" office:value="657">
            <text:p>657</text:p>
          </table:table-cell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  <table:table-cell table:style-name="ce6" table:formula="of:=[.C12]/[.F12]" office:value-type="float" office:value="1.11060948081264">
            <text:p>1.1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spiration(1).gif</text:p>
          </table:table-cell>
          <table:table-cell office:value-type="string">
            <text:p>GIF</text:p>
          </table:table-cell>
          <table:table-cell office:value-type="float" office:value="984">
            <text:p>984</text:p>
          </table:table-cell>
          <table:table-cell office:value-type="float" office:value="657">
            <text:p>657</text:p>
          </table:table-cell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  <table:table-cell table:style-name="ce6" table:formula="of:=[.C13]/[.F13]" office:value-type="float" office:value="1.11060948081264">
            <text:p>1.1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ttendez.gif</text:p>
          </table:table-cell>
          <table:table-cell office:value-type="string">
            <text:p>GIF</text:p>
          </table:table-cell>
          <table:table-cell office:value-type="float" office:value="564">
            <text:p>564</text:p>
          </table:table-cell>
          <table:table-cell office:value-type="float" office:value="2348">
            <text:p>2348</text:p>
          </table:table-cell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  <table:table-cell table:style-name="ce6" table:formula="of:=[.C14]/[.F14]" office:value-type="float" office:value="2.51785714285714">
            <text:p>2.52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ttendez(1).gif</text:p>
          </table:table-cell>
          <table:table-cell office:value-type="string">
            <text:p>GIF</text:p>
          </table:table-cell>
          <table:table-cell office:value-type="float" office:value="564">
            <text:p>564</text:p>
          </table:table-cell>
          <table:table-cell office:value-type="float" office:value="2348">
            <text:p>2348</text:p>
          </table:table-cell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  <table:table-cell table:style-name="ce6" table:formula="of:=[.C15]/[.F15]" office:value-type="float" office:value="2.51785714285714">
            <text:p>2.52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balle.gif</text:p>
          </table:table-cell>
          <table:table-cell office:value-type="string">
            <text:p>GIF</text:p>
          </table:table-cell>
          <table:table-cell office:value-type="float" office:value="1836">
            <text:p>1836</text:p>
          </table:table-cell>
          <table:table-cell office:value-type="float" office:value="672">
            <text:p>672</text:p>
          </table:table-cell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  <table:table-cell table:style-name="ce6" table:formula="of:=[.C16]/[.F16]" office:value-type="float" office:value="3.76229508196721">
            <text:p>3.7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balle(1).gif</text:p>
          </table:table-cell>
          <table:table-cell office:value-type="string">
            <text:p>GIF</text:p>
          </table:table-cell>
          <table:table-cell office:value-type="float" office:value="1836">
            <text:p>1836</text:p>
          </table:table-cell>
          <table:table-cell office:value-type="float" office:value="672">
            <text:p>672</text:p>
          </table:table-cell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  <table:table-cell table:style-name="ce6" table:formula="of:=[.C17]/[.F17]" office:value-type="float" office:value="3.76229508196721">
            <text:p>3.7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BAM.gif</text:p>
          </table:table-cell>
          <table:table-cell office:value-type="string">
            <text:p>GIF</text:p>
          </table:table-cell>
          <table:table-cell office:value-type="float" office:value="1880">
            <text:p>1880</text:p>
          </table:table-cell>
          <table:table-cell office:value-type="float" office:value="1550">
            <text:p>1550</text:p>
          </table:table-cell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  <table:table-cell table:style-name="ce5" table:formula="of:=[.C18]/[.F18]" office:value-type="float" office:value="10.7428571428571">
            <text:p>10.74</text:p>
          </table:table-cell>
          <table:table-cell table:number-columns-repeated="1016"/>
        </table:table-row>
        <table:table-row table:style-name="ro1">
          <table:table-cell office:value-type="string">
            <text:p>BAM(1).gif</text:p>
          </table:table-cell>
          <table:table-cell office:value-type="string">
            <text:p>GIF</text:p>
          </table:table-cell>
          <table:table-cell office:value-type="float" office:value="1880">
            <text:p>1880</text:p>
          </table:table-cell>
          <table:table-cell office:value-type="float" office:value="1550">
            <text:p>1550</text:p>
          </table:table-cell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  <table:table-cell table:style-name="ce5" table:formula="of:=[.C19]/[.F19]" office:value-type="float" office:value="10.7428571428571">
            <text:p>10.74</text:p>
          </table:table-cell>
          <table:table-cell table:number-columns-repeated="1016"/>
        </table:table-row>
        <table:table-row table:style-name="ro1">
          <table:table-cell office:value-type="string">
            <text:p>bang-miroir.gif</text:p>
          </table:table-cell>
          <table:table-cell office:value-type="string">
            <text:p>GIF</text:p>
          </table:table-cell>
          <table:table-cell office:value-type="float" office:value="2592">
            <text:p>2592</text:p>
          </table:table-cell>
          <table:table-cell office:value-type="float" office:value="1944">
            <text:p>1944</text:p>
          </table:table-cell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  <table:table-cell table:style-name="ce5" table:formula="of:=[.C20]/[.F20]" office:value-type="float" office:value="13.360824742268">
            <text:p>13.36</text:p>
          </table:table-cell>
          <table:table-cell table:number-columns-repeated="1016"/>
        </table:table-row>
        <table:table-row table:style-name="ro1">
          <table:table-cell office:value-type="string">
            <text:p>bang-miroir(1).gif</text:p>
          </table:table-cell>
          <table:table-cell office:value-type="string">
            <text:p>GIF</text:p>
          </table:table-cell>
          <table:table-cell office:value-type="float" office:value="2592">
            <text:p>2592</text:p>
          </table:table-cell>
          <table:table-cell office:value-type="float" office:value="1944">
            <text:p>1944</text:p>
          </table:table-cell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  <table:table-cell table:style-name="ce5" table:formula="of:=[.C21]/[.F21]" office:value-type="float" office:value="13.360824742268">
            <text:p>13.36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Béguinage d'Anderlecht8.jpg</text:p>
          </table:table-cell>
          <table:table-cell table:style-name="ce3" office:value-type="string">
            <text:p>JPEG</text:p>
          </table:table-cell>
          <table:table-cell table:style-name="ce3" office:value-type="float" office:value="2635">
            <text:p>2635</text:p>
          </table:table-cell>
          <table:table-cell table:style-name="ce3" office:value-type="float" office:value="3776">
            <text:p>3776</text:p>
          </table:table-cell>
          <table:table-cell table:style-name="ce3" office:value-type="string">
            <text:p><text:s/>Béguinage d'Anderlecht8.jpg </text:p>
          </table:table-cell>
          <table:table-cell table:style-name="ce3" office:value-type="float" office:value="630">
            <text:p>630</text:p>
          </table:table-cell>
          <table:table-cell table:style-name="ce3" office:value-type="float" office:value="903">
            <text:p>903</text:p>
          </table:table-cell>
          <table:table-cell table:style-name="ce6" table:formula="of:=[.C22]/[.F22]" office:value-type="float" office:value="4.18253968253968">
            <text:p>4.18</text:p>
          </table:table-cell>
          <table:table-cell table:style-name="ce11" office:value-type="string">
            <text:p>✓</text:p>
          </table:table-cell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Béguinage d'Anderlecht9.jpg</text:p>
          </table:table-cell>
          <table:table-cell table:style-name="ce3" office:value-type="string">
            <text:p>JPEG</text:p>
          </table:table-cell>
          <table:table-cell table:style-name="ce3" office:value-type="float" office:value="2646">
            <text:p>2646</text:p>
          </table:table-cell>
          <table:table-cell table:style-name="ce3" office:value-type="float" office:value="3760">
            <text:p>3760</text:p>
          </table:table-cell>
          <table:table-cell table:style-name="ce3" office:value-type="string">
            <text:p><text:s/>Béguinage d'Anderlecht9.jpg </text:p>
          </table:table-cell>
          <table:table-cell table:style-name="ce3" office:value-type="float" office:value="630">
            <text:p>630</text:p>
          </table:table-cell>
          <table:table-cell table:style-name="ce3" office:value-type="float" office:value="896">
            <text:p>896</text:p>
          </table:table-cell>
          <table:table-cell table:style-name="ce6" table:formula="of:=[.C23]/[.F23]" office:value-type="float" office:value="4.2">
            <text:p>4.2</text:p>
          </table:table-cell>
          <table:table-cell table:style-name="ce11" office:value-type="string">
            <text:p>✓</text:p>
          </table:table-cell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BH06_100713.jpg</text:p>
          </table:table-cell>
          <table:table-cell table:style-name="ce3" office:value-type="string">
            <text:p>JPEG</text:p>
          </table:table-cell>
          <table:table-cell table:style-name="ce3" office:value-type="float" office:value="2832">
            <text:p>2832</text:p>
          </table:table-cell>
          <table:table-cell table:style-name="ce3" office:value-type="float" office:value="4256">
            <text:p>4256</text:p>
          </table:table-cell>
          <table:table-cell table:style-name="ce3" office:value-type="string">
            <text:p><text:s/>BH06_100713.jpg <text:s/>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79">
            <text:p>179</text:p>
          </table:table-cell>
          <table:table-cell table:style-name="ce3" table:formula="of:=[.C24]/[.F24]" office:value-type="float" office:value="23.7983193277311">
            <text:p>23.8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BH09_100713.jpg</text:p>
          </table:table-cell>
          <table:table-cell table:style-name="ce3" office:value-type="string">
            <text:p>JPEG</text:p>
          </table:table-cell>
          <table:table-cell table:style-name="ce3" office:value-type="float" office:value="2832">
            <text:p>2832</text:p>
          </table:table-cell>
          <table:table-cell table:style-name="ce3" office:value-type="float" office:value="4256">
            <text:p>4256</text:p>
          </table:table-cell>
          <table:table-cell table:style-name="ce3" office:value-type="string">
            <text:p><text:s/>BH09_100713.jpg 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79">
            <text:p>179</text:p>
          </table:table-cell>
          <table:table-cell table:style-name="ce3" table:formula="of:=[.C25]/[.F25]" office:value-type="float" office:value="23.7983193277311">
            <text:p>23.8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BH13_110325.jpg</text:p>
          </table:table-cell>
          <table:table-cell table:style-name="ce3" office:value-type="string">
            <text:p>JPEG</text:p>
          </table:table-cell>
          <table:table-cell table:number-columns-repeated="2" table:style-name="ce3" office:value-type="float" office:value="1280">
            <text:p>1280</text:p>
          </table:table-cell>
          <table:table-cell table:style-name="ce3" office:value-type="string">
            <text:p><text:s/>BH13_110325.jpg </text:p>
          </table:table-cell>
          <table:table-cell table:number-columns-repeated="2" table:style-name="ce3" office:value-type="float" office:value="184">
            <text:p>184</text:p>
          </table:table-cell>
          <table:table-cell table:style-name="ce3" table:formula="of:=[.C26]/[.F26]" office:value-type="float" office:value="6.95652173913043">
            <text:p>6.96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office:value-type="string">
            <text:p>blow1.gif</text:p>
          </table:table-cell>
          <table:table-cell office:value-type="string">
            <text:p>GIF</text:p>
          </table:table-cell>
          <table:table-cell office:value-type="float" office:value="2221">
            <text:p>2221</text:p>
          </table:table-cell>
          <table:table-cell office:value-type="float" office:value="1044">
            <text:p>1044</text:p>
          </table:table-cell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  <table:table-cell table:style-name="ce6" table:formula="of:=[.C27]/[.F27]" office:value-type="float" office:value="2.50677200902935">
            <text:p>2.5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blow1(1).gif</text:p>
          </table:table-cell>
          <table:table-cell office:value-type="string">
            <text:p>GIF</text:p>
          </table:table-cell>
          <table:table-cell office:value-type="float" office:value="2221">
            <text:p>2221</text:p>
          </table:table-cell>
          <table:table-cell office:value-type="float" office:value="1044">
            <text:p>1044</text:p>
          </table:table-cell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  <table:table-cell table:style-name="ce6" table:formula="of:=[.C28]/[.F28]" office:value-type="float" office:value="2.50677200902935">
            <text:p>2.5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ale-page.png</text:p>
          </table:table-cell>
          <table:table-cell table:style-name="ce4" office:value-type="string">
            <text:p>PNG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20">
            <text:p>1220</text:p>
          </table:table-cell>
          <table:table-cell table:style-name="ce4" office:value-type="string">
            <text:p><text:s/>cale-page.png 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20">
            <text:p>1220</text:p>
          </table:table-cell>
          <table:table-cell table:style-name="ce4" table:formula="of:=[.C29]/[.F29]" office:value-type="float" office:value="1">
            <text:p>1</text:p>
          </table:table-cell>
          <table:table-cell table:style-name="ce4" table:number-columns-repeated="1016"/>
        </table:table-row>
        <table:table-row table:style-name="ro1">
          <table:table-cell office:value-type="string">
            <text:p>cinema.gif</text:p>
          </table:table-cell>
          <table:table-cell office:value-type="string">
            <text:p>GIF</text:p>
          </table:table-cell>
          <table:table-cell office:value-type="float" office:value="1254">
            <text:p>1254</text:p>
          </table:table-cell>
          <table:table-cell office:value-type="float" office:value="1848">
            <text:p>1848</text:p>
          </table:table-cell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  <table:table-cell table:style-name="ce6" table:formula="of:=[.C30]/[.F30]" office:value-type="float" office:value="3.1746835443038">
            <text:p>3.1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cinema(1).gif</text:p>
          </table:table-cell>
          <table:table-cell office:value-type="string">
            <text:p>GIF</text:p>
          </table:table-cell>
          <table:table-cell office:value-type="float" office:value="1254">
            <text:p>1254</text:p>
          </table:table-cell>
          <table:table-cell office:value-type="float" office:value="1848">
            <text:p>1848</text:p>
          </table:table-cell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  <table:table-cell table:style-name="ce6" table:formula="of:=[.C31]/[.F31]" office:value-type="float" office:value="3.1746835443038">
            <text:p>3.1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laude_Calque1.png</text:p>
          </table:table-cell>
          <table:table-cell table:style-name="ce3" office:value-type="string">
            <text:p>PNG</text:p>
          </table:table-cell>
          <table:table-cell table:style-name="ce3" office:value-type="float" office:value="410">
            <text:p>410</text:p>
          </table:table-cell>
          <table:table-cell table:style-name="ce3" office:value-type="float" office:value="615">
            <text:p>615</text:p>
          </table:table-cell>
          <table:table-cell table:style-name="ce3" office:value-type="string">
            <text:p>claude_Calque1.png </text:p>
          </table:table-cell>
          <table:table-cell table:style-name="ce3" office:value-type="float" office:value="295">
            <text:p>295</text:p>
          </table:table-cell>
          <table:table-cell table:style-name="ce3" office:value-type="float" office:value="443">
            <text:p>443</text:p>
          </table:table-cell>
          <table:table-cell table:style-name="ce6" table:formula="of:=[.C32]/[.F32]" office:value-type="float" office:value="1.38983050847458">
            <text:p>1.39</text:p>
          </table:table-cell>
          <table:table-cell table:style-name="ce10" office:value-type="string">
            <text:p>✓</text:p>
          </table:table-cell>
          <table:table-cell table:style-name="ce3" table:number-columns-repeated="1015"/>
        </table:table-row>
        <table:table-row table:style-name="ro1">
          <table:table-cell office:value-type="string">
            <text:p>crachat.gif</text:p>
          </table:table-cell>
          <table:table-cell office:value-type="string">
            <text:p>GIF</text:p>
          </table:table-cell>
          <table:table-cell office:value-type="float" office:value="558">
            <text:p>558</text:p>
          </table:table-cell>
          <table:table-cell office:value-type="float" office:value="402">
            <text:p>402</text:p>
          </table:table-cell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table:style-name="ce5" table:formula="of:=[.C33]/[.F33]" office:value-type="float" office:value="6.975">
            <text:p>6.98</text:p>
          </table:table-cell>
          <table:table-cell table:number-columns-repeated="1016"/>
        </table:table-row>
        <table:table-row table:style-name="ro1">
          <table:table-cell office:value-type="string">
            <text:p>crachat(1).gif</text:p>
          </table:table-cell>
          <table:table-cell office:value-type="string">
            <text:p>GIF</text:p>
          </table:table-cell>
          <table:table-cell office:value-type="float" office:value="558">
            <text:p>558</text:p>
          </table:table-cell>
          <table:table-cell office:value-type="float" office:value="402">
            <text:p>402</text:p>
          </table:table-cell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table:style-name="ce5" table:formula="of:=[.C34]/[.F34]" office:value-type="float" office:value="6.975">
            <text:p>6.98</text:p>
          </table:table-cell>
          <table:table-cell table:number-columns-repeated="1016"/>
        </table:table-row>
        <table:table-row table:style-name="ro1">
          <table:table-cell office:value-type="string">
            <text:p>dancing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764">
            <text:p>764</text:p>
          </table:table-cell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  <table:table-cell table:style-name="ce6" table:formula="of:=[.C35]/[.F35]" office:value-type="float" office:value="3.26349206349206">
            <text:p>3.2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dancing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764">
            <text:p>764</text:p>
          </table:table-cell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  <table:table-cell table:style-name="ce6" table:formula="of:=[.C36]/[.F36]" office:value-type="float" office:value="3.26349206349206">
            <text:p>3.26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DSC_6516.gif</text:p>
          </table:table-cell>
          <table:table-cell office:value-type="string">
            <text:p>GIF</text:p>
          </table:table-cell>
          <table:table-cell office:value-type="float" office:value="1363">
            <text:p>1363</text:p>
          </table:table-cell>
          <table:table-cell office:value-type="float" office:value="2056">
            <text:p>2056</text:p>
          </table:table-cell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  <table:table-cell table:style-name="ce6" table:formula="of:=[.C37]/[.F37]" office:value-type="float" office:value="3.74450549450549">
            <text:p>3.7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DSC_6516(1).gif</text:p>
          </table:table-cell>
          <table:table-cell office:value-type="string">
            <text:p>GIF</text:p>
          </table:table-cell>
          <table:table-cell office:value-type="float" office:value="1363">
            <text:p>1363</text:p>
          </table:table-cell>
          <table:table-cell office:value-type="float" office:value="2056">
            <text:p>2056</text:p>
          </table:table-cell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  <table:table-cell table:style-name="ce6" table:formula="of:=[.C38]/[.F38]" office:value-type="float" office:value="3.74450549450549">
            <text:p>3.74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eplosion-violente.gif</text:p>
          </table:table-cell>
          <table:table-cell office:value-type="string">
            <text:p>GIF</text:p>
          </table:table-cell>
          <table:table-cell office:value-type="float" office:value="1752">
            <text:p>1752</text:p>
          </table:table-cell>
          <table:table-cell office:value-type="float" office:value="1290">
            <text:p>1290</text:p>
          </table:table-cell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  <table:table-cell table:style-name="ce5" table:formula="of:=[.C39]/[.F39]" office:value-type="float" office:value="10.3058823529412">
            <text:p>10.31</text:p>
          </table:table-cell>
          <table:table-cell table:number-columns-repeated="1016"/>
        </table:table-row>
        <table:table-row table:style-name="ro1">
          <table:table-cell office:value-type="string">
            <text:p>eplosion-violente(1).gif</text:p>
          </table:table-cell>
          <table:table-cell office:value-type="string">
            <text:p>GIF</text:p>
          </table:table-cell>
          <table:table-cell office:value-type="float" office:value="1752">
            <text:p>1752</text:p>
          </table:table-cell>
          <table:table-cell office:value-type="float" office:value="1290">
            <text:p>1290</text:p>
          </table:table-cell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  <table:table-cell table:style-name="ce5" table:formula="of:=[.C40]/[.F40]" office:value-type="float" office:value="10.3058823529412">
            <text:p>10.31</text:p>
          </table:table-cell>
          <table:table-cell table:number-columns-repeated="1016"/>
        </table:table-row>
        <table:table-row table:style-name="ro1">
          <table:table-cell office:value-type="string">
            <text:p>eponge-219.gif</text:p>
          </table:table-cell>
          <table:table-cell office:value-type="string">
            <text:p>GIF</text:p>
          </table:table-cell>
          <table:table-cell office:value-type="float" office:value="3225">
            <text:p>3225</text:p>
          </table:table-cell>
          <table:table-cell office:value-type="float" office:value="5083">
            <text:p>5083</text:p>
          </table:table-cell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  <table:table-cell table:style-name="ce6" table:formula="of:=[.C41]/[.F41]" office:value-type="float" office:value="1.63539553752536">
            <text:p>1.6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eponge-219(1).gif</text:p>
          </table:table-cell>
          <table:table-cell office:value-type="string">
            <text:p>GIF</text:p>
          </table:table-cell>
          <table:table-cell office:value-type="float" office:value="3225">
            <text:p>3225</text:p>
          </table:table-cell>
          <table:table-cell office:value-type="float" office:value="5083">
            <text:p>5083</text:p>
          </table:table-cell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  <table:table-cell table:style-name="ce6" table:formula="of:=[.C42]/[.F42]" office:value-type="float" office:value="1.63539553752536">
            <text:p>1.6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etoile.gif</text:p>
          </table:table-cell>
          <table:table-cell office:value-type="string">
            <text:p>GIF</text:p>
          </table:table-cell>
          <table:table-cell office:value-type="float" office:value="1179">
            <text:p>1179</text:p>
          </table:table-cell>
          <table:table-cell office:value-type="float" office:value="1614">
            <text:p>1614</text:p>
          </table:table-cell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  <table:table-cell table:style-name="ce5" table:formula="of:=[.C43]/[.F43]" office:value-type="float" office:value="6.73714285714286">
            <text:p>6.74</text:p>
          </table:table-cell>
          <table:table-cell table:number-columns-repeated="1016"/>
        </table:table-row>
        <table:table-row table:style-name="ro1">
          <table:table-cell office:value-type="string">
            <text:p>etoile(1).gif</text:p>
          </table:table-cell>
          <table:table-cell office:value-type="string">
            <text:p>GIF</text:p>
          </table:table-cell>
          <table:table-cell office:value-type="float" office:value="1179">
            <text:p>1179</text:p>
          </table:table-cell>
          <table:table-cell office:value-type="float" office:value="1614">
            <text:p>1614</text:p>
          </table:table-cell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  <table:table-cell table:style-name="ce5" table:formula="of:=[.C44]/[.F44]" office:value-type="float" office:value="6.73714285714286">
            <text:p>6.74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trait_anne_n.gif</text:p>
          </table:table-cell>
          <table:table-cell table:style-name="ce3" office:value-type="string">
            <text:p>GIF</text:p>
          </table:table-cell>
          <table:table-cell table:style-name="ce3" office:value-type="float" office:value="467">
            <text:p>467</text:p>
          </table:table-cell>
          <table:table-cell table:style-name="ce3" office:value-type="float" office:value="390">
            <text:p>390</text:p>
          </table:table-cell>
          <table:table-cell table:style-name="ce3" office:value-type="string">
            <text:p><text:s/>extrait_anne_n.gif </text:p>
          </table:table-cell>
          <table:table-cell table:style-name="ce3" office:value-type="float" office:value="467">
            <text:p>467</text:p>
          </table:table-cell>
          <table:table-cell table:style-name="ce3" office:value-type="float" office:value="390">
            <text:p>390</text:p>
          </table:table-cell>
          <table:table-cell table:style-name="ce6" table:formula="of:=[.C45]/[.F45]" office:value-type="float" office:value="1">
            <text:p>1</text:p>
          </table:table-cell>
          <table:table-cell table:style-name="ce11" office:value-type="string">
            <text:p>✓</text:p>
          </table:table-cell>
          <table:table-cell/>
          <table:table-cell table:style-name="ce3" table:number-columns-repeated="1014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extrait_anne_n.gif </text:p>
          </table:table-cell>
          <table:table-cell office:value-type="float" office:value="467">
            <text:p>467</text:p>
          </table:table-cell>
          <table:table-cell office:value-type="float" office:value="390">
            <text:p>390</text:p>
          </table:table-cell>
          <table:table-cell table:style-name="ce5" table:formula="of:=[.C46]/[.F4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fausse-peau-de-mouton.gif</text:p>
          </table:table-cell>
          <table:table-cell office:value-type="string">
            <text:p>GIF</text:p>
          </table:table-cell>
          <table:table-cell office:value-type="float" office:value="792">
            <text:p>792</text:p>
          </table:table-cell>
          <table:table-cell office:value-type="float" office:value="1891">
            <text:p>1891</text:p>
          </table:table-cell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  <table:table-cell table:style-name="ce6" table:formula="of:=[.C47]/[.F47]" office:value-type="float" office:value="3.55156950672646">
            <text:p>3.55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ausse-peau-de-mouton(1).gif</text:p>
          </table:table-cell>
          <table:table-cell office:value-type="string">
            <text:p>GIF</text:p>
          </table:table-cell>
          <table:table-cell office:value-type="float" office:value="792">
            <text:p>792</text:p>
          </table:table-cell>
          <table:table-cell office:value-type="float" office:value="1891">
            <text:p>1891</text:p>
          </table:table-cell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  <table:table-cell table:style-name="ce6" table:formula="of:=[.C48]/[.F48]" office:value-type="float" office:value="3.55156950672646">
            <text:p>3.55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euillages-239.gif</text:p>
          </table:table-cell>
          <table:table-cell office:value-type="string">
            <text:p>GIF</text:p>
          </table:table-cell>
          <table:table-cell office:value-type="float" office:value="3250">
            <text:p>3250</text:p>
          </table:table-cell>
          <table:table-cell office:value-type="float" office:value="5075">
            <text:p>5075</text:p>
          </table:table-cell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  <table:table-cell table:style-name="ce6" table:formula="of:=[.C49]/[.F49]" office:value-type="float" office:value="1.83408577878104">
            <text:p>1.8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euillages-239(1).gif</text:p>
          </table:table-cell>
          <table:table-cell office:value-type="string">
            <text:p>GIF</text:p>
          </table:table-cell>
          <table:table-cell office:value-type="float" office:value="3250">
            <text:p>3250</text:p>
          </table:table-cell>
          <table:table-cell office:value-type="float" office:value="5075">
            <text:p>5075</text:p>
          </table:table-cell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  <table:table-cell table:style-name="ce6" table:formula="of:=[.C50]/[.F50]" office:value-type="float" office:value="1.83408577878104">
            <text:p>1.83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lammes.gif</text:p>
          </table:table-cell>
          <table:table-cell office:value-type="string">
            <text:p>GIF</text:p>
          </table:table-cell>
          <table:table-cell office:value-type="float" office:value="1567">
            <text:p>1567</text:p>
          </table:table-cell>
          <table:table-cell office:value-type="float" office:value="1284">
            <text:p>1284</text:p>
          </table:table-cell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  <table:table-cell table:style-name="ce6" table:formula="of:=[.C51]/[.F51]" office:value-type="float" office:value="1.7686230248307">
            <text:p>1.7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lammes(1).gif</text:p>
          </table:table-cell>
          <table:table-cell office:value-type="string">
            <text:p>GIF</text:p>
          </table:table-cell>
          <table:table-cell office:value-type="float" office:value="1567">
            <text:p>1567</text:p>
          </table:table-cell>
          <table:table-cell office:value-type="float" office:value="1284">
            <text:p>1284</text:p>
          </table:table-cell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  <table:table-cell table:style-name="ce6" table:formula="of:=[.C52]/[.F52]" office:value-type="float" office:value="1.7686230248307">
            <text:p>1.7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loor.gif</text:p>
          </table:table-cell>
          <table:table-cell office:value-type="string">
            <text:p>GIF</text:p>
          </table:table-cell>
          <table:table-cell office:value-type="float" office:value="1788">
            <text:p>1788</text:p>
          </table:table-cell>
          <table:table-cell office:value-type="float" office:value="714">
            <text:p>714</text:p>
          </table:table-cell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  <table:table-cell table:style-name="ce6" table:formula="of:=[.C53]/[.F53]" office:value-type="float" office:value="3.62677484787018">
            <text:p>3.6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loor(1).gif</text:p>
          </table:table-cell>
          <table:table-cell office:value-type="string">
            <text:p>GIF</text:p>
          </table:table-cell>
          <table:table-cell office:value-type="float" office:value="1788">
            <text:p>1788</text:p>
          </table:table-cell>
          <table:table-cell office:value-type="float" office:value="714">
            <text:p>714</text:p>
          </table:table-cell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  <table:table-cell table:style-name="ce6" table:formula="of:=[.C54]/[.F54]" office:value-type="float" office:value="3.62677484787018">
            <text:p>3.63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eometrie-240.gif</text:p>
          </table:table-cell>
          <table:table-cell office:value-type="string">
            <text:p>GIF</text:p>
          </table:table-cell>
          <table:table-cell office:value-type="float" office:value="3358">
            <text:p>3358</text:p>
          </table:table-cell>
          <table:table-cell office:value-type="float" office:value="5283">
            <text:p>5283</text:p>
          </table:table-cell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  <table:table-cell table:style-name="ce6" table:formula="of:=[.C55]/[.F55]" office:value-type="float" office:value="2.10532915360502">
            <text:p>2.1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eometrie-240(1).gif</text:p>
          </table:table-cell>
          <table:table-cell office:value-type="string">
            <text:p>GIF</text:p>
          </table:table-cell>
          <table:table-cell office:value-type="float" office:value="3358">
            <text:p>3358</text:p>
          </table:table-cell>
          <table:table-cell office:value-type="float" office:value="5283">
            <text:p>5283</text:p>
          </table:table-cell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  <table:table-cell table:style-name="ce6" table:formula="of:=[.C56]/[.F56]" office:value-type="float" office:value="2.10532915360502">
            <text:p>2.1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radient-bigoutupsidedown.png</text:p>
          </table:table-cell>
          <table:table-cell office:value-type="string">
            <text:p>PNG</text:p>
          </table:table-cell>
          <table:table-cell office:value-type="float" office:value="1999">
            <text:p>1999</text:p>
          </table:table-cell>
          <table:table-cell office:value-type="float" office:value="1047">
            <text:p>1047</text:p>
          </table:table-cell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  <table:table-cell table:style-name="ce5" table:formula="of:=[.C57]/[.F57]" office:value-type="float" office:value="12.49375">
            <text:p>12.49</text:p>
          </table:table-cell>
          <table:table-cell table:number-columns-repeated="1016"/>
        </table:table-row>
        <table:table-row table:style-name="ro1">
          <table:table-cell office:value-type="string">
            <text:p>gradient-bigoutupsidedown(1).png</text:p>
          </table:table-cell>
          <table:table-cell office:value-type="string">
            <text:p>PNG</text:p>
          </table:table-cell>
          <table:table-cell office:value-type="float" office:value="1999">
            <text:p>1999</text:p>
          </table:table-cell>
          <table:table-cell office:value-type="float" office:value="1047">
            <text:p>1047</text:p>
          </table:table-cell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  <table:table-cell table:style-name="ce5" table:formula="of:=[.C58]/[.F58]" office:value-type="float" office:value="12.49375">
            <text:p>12.49</text:p>
          </table:table-cell>
          <table:table-cell table:number-columns-repeated="1016"/>
        </table:table-row>
        <table:table-row table:style-name="ro1">
          <table:table-cell office:value-type="string">
            <text:p>grand-canyon-à--ciel-courbé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1230">
            <text:p>1230</text:p>
          </table:table-cell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  <table:table-cell table:style-name="ce6" table:formula="of:=[.C59]/[.F59]" office:value-type="float" office:value="2.32054176072235">
            <text:p>2.32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rand-canyon-à--ciel-courbé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1230">
            <text:p>1230</text:p>
          </table:table-cell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  <table:table-cell table:style-name="ce6" table:formula="of:=[.C60]/[.F60]" office:value-type="float" office:value="2.32054176072235">
            <text:p>2.32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rille.gif</text:p>
          </table:table-cell>
          <table:table-cell office:value-type="string">
            <text:p>GIF</text:p>
          </table:table-cell>
          <table:table-cell office:value-type="float" office:value="537">
            <text:p>537</text:p>
          </table:table-cell>
          <table:table-cell office:value-type="float" office:value="1929">
            <text:p>1929</text:p>
          </table:table-cell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  <table:table-cell table:style-name="ce5" table:formula="of:=[.C61]/[.F61]" office:value-type="float" office:value="6.10227272727273">
            <text:p>6.1</text:p>
          </table:table-cell>
          <table:table-cell table:number-columns-repeated="1016"/>
        </table:table-row>
        <table:table-row table:style-name="ro1">
          <table:table-cell office:value-type="string">
            <text:p>grille(1).gif</text:p>
          </table:table-cell>
          <table:table-cell office:value-type="string">
            <text:p>GIF</text:p>
          </table:table-cell>
          <table:table-cell office:value-type="float" office:value="537">
            <text:p>537</text:p>
          </table:table-cell>
          <table:table-cell office:value-type="float" office:value="1929">
            <text:p>1929</text:p>
          </table:table-cell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  <table:table-cell table:style-name="ce5" table:formula="of:=[.C62]/[.F62]" office:value-type="float" office:value="6.10227272727273">
            <text:p>6.1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>
            <text:p>grosse-trame-155.gif</text:p>
          </table:table-cell>
          <table:table-cell office:value-type="string">
            <text:p>GIF</text:p>
          </table:table-cell>
          <table:table-cell office:value-type="float" office:value="3183">
            <text:p>3183</text:p>
          </table:table-cell>
          <table:table-cell office:value-type="float" office:value="5158">
            <text:p>5158</text:p>
          </table:table-cell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  <table:table-cell table:style-name="ce7" table:formula="of:=[.C63]/[.F63]" office:value-type="float" office:value="5.68392857142857">
            <text:p>5.68</text:p>
          </table:table-cell>
          <table:table-cell table:number-columns-repeated="1016"/>
        </table:table-row>
        <table:table-row table:style-name="ro1">
          <table:table-cell office:value-type="string">
            <text:p>grosse-trame-155(1).gif</text:p>
          </table:table-cell>
          <table:table-cell office:value-type="string">
            <text:p>GIF</text:p>
          </table:table-cell>
          <table:table-cell office:value-type="float" office:value="3183">
            <text:p>3183</text:p>
          </table:table-cell>
          <table:table-cell office:value-type="float" office:value="5158">
            <text:p>5158</text:p>
          </table:table-cell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  <table:table-cell table:style-name="ce7" table:formula="of:=[.C64]/[.F64]" office:value-type="float" office:value="5.68392857142857">
            <text:p>5.68</text:p>
          </table:table-cell>
          <table:table-cell table:number-columns-repeated="1016"/>
        </table:table-row>
        <table:table-row table:style-name="ro1">
          <table:table-cell office:value-type="string">
            <text:p>gruyere-224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string">
            <text:p><text:s/>gruyere-224.gif </text:p>
          </table:table-cell>
          <table:table-cell office:value-type="float" office:value="504">
            <text:p>504</text:p>
          </table:table-cell>
          <table:table-cell office:value-type="float" office:value="269">
            <text:p>269</text:p>
          </table:table-cell>
          <table:table-cell table:style-name="ce5" table:formula="of:=[.C65]/[.F65]" office:value-type="float" office:value="6.71230158730159">
            <text:p>6.71</text:p>
          </table:table-cell>
          <table:table-cell table:number-columns-repeated="1016"/>
        </table:table-row>
        <table:table-row table:style-name="ro1">
          <table:table-cell office:value-type="string">
            <text:p>gruyere-224(1)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  <table:table-cell table:style-name="ce6" table:formula="of:=[.C66]/[.F66]" office:value-type="float" office:value="3.81828442437923">
            <text:p>3.82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ruyere-224(2)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  <table:table-cell table:style-name="ce6" table:formula="of:=[.C67]/[.F67]" office:value-type="float" office:value="3.81828442437923">
            <text:p>3.82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hairs.gif</text:p>
          </table:table-cell>
          <table:table-cell office:value-type="string">
            <text:p>GIF</text:p>
          </table:table-cell>
          <table:table-cell office:value-type="float" office:value="916">
            <text:p>916</text:p>
          </table:table-cell>
          <table:table-cell office:value-type="float" office:value="516">
            <text:p>516</text:p>
          </table:table-cell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  <table:table-cell table:style-name="ce6" table:formula="of:=[.C68]/[.F68]" office:value-type="float" office:value="1.03386004514673">
            <text:p>1.0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hairs(1).gif</text:p>
          </table:table-cell>
          <table:table-cell office:value-type="string">
            <text:p>GIF</text:p>
          </table:table-cell>
          <table:table-cell office:value-type="float" office:value="916">
            <text:p>916</text:p>
          </table:table-cell>
          <table:table-cell office:value-type="float" office:value="516">
            <text:p>516</text:p>
          </table:table-cell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  <table:table-cell table:style-name="ce6" table:formula="of:=[.C69]/[.F69]" office:value-type="float" office:value="1.03386004514673">
            <text:p>1.0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hallucinogene-338.gif</text:p>
          </table:table-cell>
          <table:table-cell office:value-type="string">
            <text:p>GIF</text:p>
          </table:table-cell>
          <table:table-cell office:value-type="float" office:value="3508">
            <text:p>3508</text:p>
          </table:table-cell>
          <table:table-cell office:value-type="float" office:value="5441">
            <text:p>5441</text:p>
          </table:table-cell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  <table:table-cell table:style-name="ce6" table:formula="of:=[.C70]/[.F70]" office:value-type="float" office:value="3.95936794582393">
            <text:p>3.9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hallucinogene-338(1).gif</text:p>
          </table:table-cell>
          <table:table-cell office:value-type="string">
            <text:p>GIF</text:p>
          </table:table-cell>
          <table:table-cell office:value-type="float" office:value="3508">
            <text:p>3508</text:p>
          </table:table-cell>
          <table:table-cell office:value-type="float" office:value="5441">
            <text:p>5441</text:p>
          </table:table-cell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  <table:table-cell table:style-name="ce6" table:formula="of:=[.C71]/[.F71]" office:value-type="float" office:value="3.95936794582393">
            <text:p>3.9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les_moutons.jpg</text:p>
          </table:table-cell>
          <table:table-cell table:style-name="ce3" office:value-type="string">
            <text:p>JPEG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746">
            <text:p>2746</text:p>
          </table:table-cell>
          <table:table-cell table:style-name="ce3" office:value-type="string">
            <text:p><text:s/>les_moutons.jpg </text:p>
          </table:table-cell>
          <table:table-cell table:style-name="ce3" office:value-type="float" office:value="841">
            <text:p>841</text:p>
          </table:table-cell>
          <table:table-cell table:style-name="ce3" office:value-type="float" office:value="1154">
            <text:p>1154</text:p>
          </table:table-cell>
          <table:table-cell table:style-name="ce8" table:formula="of:=[.C72]/[.F72]" office:value-type="float" office:value="2.37812128418549">
            <text:p>2.38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office:value-type="string">
            <text:p>lignes-a-droite.gif</text:p>
          </table:table-cell>
          <table:table-cell office:value-type="string">
            <text:p>GIF</text:p>
          </table:table-cell>
          <table:table-cell office:value-type="float" office:value="1080">
            <text:p>1080</text:p>
          </table:table-cell>
          <table:table-cell office:value-type="float" office:value="1400">
            <text:p>1400</text:p>
          </table:table-cell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  <table:table-cell table:style-name="ce7" table:formula="of:=[.C73]/[.F73]" office:value-type="float" office:value="5.42713567839196">
            <text:p>5.43</text:p>
          </table:table-cell>
          <table:table-cell table:number-columns-repeated="1016"/>
        </table:table-row>
        <table:table-row table:style-name="ro1">
          <table:table-cell office:value-type="string">
            <text:p>lignes-a-droite(1).gif</text:p>
          </table:table-cell>
          <table:table-cell office:value-type="string">
            <text:p>GIF</text:p>
          </table:table-cell>
          <table:table-cell office:value-type="float" office:value="1080">
            <text:p>1080</text:p>
          </table:table-cell>
          <table:table-cell office:value-type="float" office:value="1400">
            <text:p>1400</text:p>
          </table:table-cell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  <table:table-cell table:style-name="ce7" table:formula="of:=[.C74]/[.F74]" office:value-type="float" office:value="5.42713567839196">
            <text:p>5.43</text:p>
          </table:table-cell>
          <table:table-cell table:number-columns-repeated="1016"/>
        </table:table-row>
        <table:table-row table:style-name="ro1">
          <table:table-cell office:value-type="string">
            <text:p>lignes-obliques.gif</text:p>
          </table:table-cell>
          <table:table-cell office:value-type="string">
            <text:p>GIF</text:p>
          </table:table-cell>
          <table:table-cell office:value-type="float" office:value="489">
            <text:p>489</text:p>
          </table:table-cell>
          <table:table-cell office:value-type="float" office:value="1033">
            <text:p>1033</text:p>
          </table:table-cell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  <table:table-cell table:style-name="ce6" table:formula="of:=[.C75]/[.F75]" office:value-type="float" office:value="4.36607142857143">
            <text:p>4.3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lignes-obliques(1).gif</text:p>
          </table:table-cell>
          <table:table-cell office:value-type="string">
            <text:p>GIF</text:p>
          </table:table-cell>
          <table:table-cell office:value-type="float" office:value="489">
            <text:p>489</text:p>
          </table:table-cell>
          <table:table-cell office:value-type="float" office:value="1033">
            <text:p>1033</text:p>
          </table:table-cell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  <table:table-cell table:style-name="ce6" table:formula="of:=[.C76]/[.F76]" office:value-type="float" office:value="4.36607142857143">
            <text:p>4.3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lignes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877">
            <text:p>877</text:p>
          </table:table-cell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  <table:table-cell table:style-name="ce6" table:formula="of:=[.C77]/[.F77]" office:value-type="float" office:value="1.93414863593603">
            <text:p>1.9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lignes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877">
            <text:p>877</text:p>
          </table:table-cell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  <table:table-cell table:style-name="ce6" table:formula="of:=[.C78]/[.F78]" office:value-type="float" office:value="1.93414863593603">
            <text:p>1.9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  <table:table-cell table:style-name="ce5" table:formula="of:=[.C79]/[.F7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  <table:table-cell table:style-name="ce5" table:formula="of:=[.C80]/[.F80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meteor_Calque 10-nb.png</text:p>
          </table:table-cell>
          <table:table-cell office:value-type="string">
            <text:p>PNG</text:p>
          </table:table-cell>
          <table:table-cell office:value-type="float" office:value="457">
            <text:p>457</text:p>
          </table:table-cell>
          <table:table-cell office:value-type="float" office:value="645">
            <text:p>645</text:p>
          </table:table-cell>
          <table:table-cell office:value-type="string">
            <text:p><text:s/>meteor_Calque 10-nb.png </text:p>
          </table:table-cell>
          <table:table-cell office:value-type="float" office:value="886">
            <text:p>886</text:p>
          </table:table-cell>
          <table:table-cell office:value-type="float" office:value="1250">
            <text:p>1250</text:p>
          </table:table-cell>
          <table:table-cell table:style-name="ce6" table:formula="of:=[.C81]/[.F81]" office:value-type="float" office:value="0.515801354401806">
            <text:p>0.52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  <table:table-cell table:style-name="ce5" table:formula="of:=[.C82]/[.F8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  <table:table-cell table:style-name="ce5" table:formula="of:=[.C83]/[.F8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meteor_Calque2re.png </text:p>
          </table:table-cell>
          <table:table-cell table:number-columns-repeated="2" office:value-type="float" office:value="560">
            <text:p>560</text:p>
          </table:table-cell>
          <table:table-cell table:style-name="ce5" table:formula="of:=[.C84]/[.F8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Mini-lignes longues.gif</text:p>
          </table:table-cell>
          <table:table-cell office:value-type="string">
            <text:p>GIF</text:p>
          </table:table-cell>
          <table:table-cell office:value-type="float" office:value="1297">
            <text:p>1297</text:p>
          </table:table-cell>
          <table:table-cell office:value-type="float" office:value="179">
            <text:p>179</text:p>
          </table:table-cell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  <table:table-cell table:style-name="ce6" table:formula="of:=[.C85]/[.F85]" office:value-type="float" office:value="3.03747072599532">
            <text:p>3.0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Mini-lignes longues(1).gif</text:p>
          </table:table-cell>
          <table:table-cell office:value-type="string">
            <text:p>GIF</text:p>
          </table:table-cell>
          <table:table-cell office:value-type="float" office:value="1297">
            <text:p>1297</text:p>
          </table:table-cell>
          <table:table-cell office:value-type="float" office:value="179">
            <text:p>179</text:p>
          </table:table-cell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  <table:table-cell table:style-name="ce6" table:formula="of:=[.C86]/[.F86]" office:value-type="float" office:value="3.03747072599532">
            <text:p>3.0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mouton.gif</text:p>
          </table:table-cell>
          <table:table-cell office:value-type="string">
            <text:p>GIF</text:p>
          </table:table-cell>
          <table:table-cell office:value-type="float" office:value="324">
            <text:p>324</text:p>
          </table:table-cell>
          <table:table-cell office:value-type="float" office:value="646">
            <text:p>646</text:p>
          </table:table-cell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  <table:table-cell table:style-name="ce6" table:formula="of:=[.C87]/[.F87]" office:value-type="float" office:value="0.826530612244898">
            <text:p>0.8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mouton(1).gif</text:p>
          </table:table-cell>
          <table:table-cell office:value-type="string">
            <text:p>GIF</text:p>
          </table:table-cell>
          <table:table-cell office:value-type="float" office:value="324">
            <text:p>324</text:p>
          </table:table-cell>
          <table:table-cell office:value-type="float" office:value="646">
            <text:p>646</text:p>
          </table:table-cell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  <table:table-cell table:style-name="ce6" table:formula="of:=[.C88]/[.F88]" office:value-type="float" office:value="0.826530612244898">
            <text:p>0.8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moutons-207.gif</text:p>
          </table:table-cell>
          <table:table-cell office:value-type="string">
            <text:p>GIF</text:p>
          </table:table-cell>
          <table:table-cell office:value-type="float" office:value="3200">
            <text:p>3200</text:p>
          </table:table-cell>
          <table:table-cell office:value-type="float" office:value="5066">
            <text:p>5066</text:p>
          </table:table-cell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  <table:table-cell table:style-name="ce6" table:formula="of:=[.C89]/[.F89]" office:value-type="float" office:value="3.28205128205128">
            <text:p>3.28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moutons-207(1).gif</text:p>
          </table:table-cell>
          <table:table-cell office:value-type="string">
            <text:p>GIF</text:p>
          </table:table-cell>
          <table:table-cell office:value-type="float" office:value="3200">
            <text:p>3200</text:p>
          </table:table-cell>
          <table:table-cell office:value-type="float" office:value="5066">
            <text:p>5066</text:p>
          </table:table-cell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  <table:table-cell table:style-name="ce6" table:formula="of:=[.C90]/[.F90]" office:value-type="float" office:value="3.28205128205128">
            <text:p>3.28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noise1.gif</text:p>
          </table:table-cell>
          <table:table-cell office:value-type="string">
            <text:p>GIF</text:p>
          </table:table-cell>
          <table:table-cell office:value-type="float" office:value="1043">
            <text:p>1043</text:p>
          </table:table-cell>
          <table:table-cell office:value-type="float" office:value="809">
            <text:p>809</text:p>
          </table:table-cell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  <table:table-cell table:style-name="ce6" table:formula="of:=[.C91]/[.F91]" office:value-type="float" office:value="4.05836575875486">
            <text:p>4.0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noise1(1).gif</text:p>
          </table:table-cell>
          <table:table-cell office:value-type="string">
            <text:p>GIF</text:p>
          </table:table-cell>
          <table:table-cell office:value-type="float" office:value="1043">
            <text:p>1043</text:p>
          </table:table-cell>
          <table:table-cell office:value-type="float" office:value="809">
            <text:p>809</text:p>
          </table:table-cell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  <table:table-cell table:style-name="ce6" table:formula="of:=[.C92]/[.F92]" office:value-type="float" office:value="4.05836575875486">
            <text:p>4.0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nuagessales.gif</text:p>
          </table:table-cell>
          <table:table-cell office:value-type="string">
            <text:p>GIF</text:p>
          </table:table-cell>
          <table:table-cell office:value-type="float" office:value="7153">
            <text:p>7153</text:p>
          </table:table-cell>
          <table:table-cell office:value-type="float" office:value="2438">
            <text:p>2438</text:p>
          </table:table-cell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  <table:table-cell table:style-name="ce5" table:formula="of:=[.C93]/[.F93]" office:value-type="float" office:value="10.2185714285714">
            <text:p>10.22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>
            <text:p>nuagessales(1).gif</text:p>
          </table:table-cell>
          <table:table-cell office:value-type="string">
            <text:p>GIF</text:p>
          </table:table-cell>
          <table:table-cell office:value-type="float" office:value="7153">
            <text:p>7153</text:p>
          </table:table-cell>
          <table:table-cell office:value-type="float" office:value="2438">
            <text:p>2438</text:p>
          </table:table-cell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  <table:table-cell table:style-name="ce5" table:formula="of:=[.C94]/[.F94]" office:value-type="float" office:value="10.2185714285714">
            <text:p>10.22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>
            <text:p>oiseau-a-decouper-272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350">
            <text:p>5350</text:p>
          </table:table-cell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  <table:table-cell table:style-name="ce6" table:formula="of:=[.C95]/[.F95]" office:value-type="float" office:value="3.47794871794872">
            <text:p>3.48</text:p>
          </table:table-cell>
          <table:table-cell table:style-name="ce10" office:value-type="string">
            <text:p>✓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>
            <text:p>oiseau-a-decouper-272(1)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350">
            <text:p>5350</text:p>
          </table:table-cell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  <table:table-cell table:style-name="ce6" table:formula="of:=[.C96]/[.F96]" office:value-type="float" office:value="3.47794871794872">
            <text:p>3.48</text:p>
          </table:table-cell>
          <table:table-cell table:style-name="ce10" office:value-type="string">
            <text:p>✓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>
            <text:p>pfiouuu.gif</text:p>
          </table:table-cell>
          <table:table-cell office:value-type="string">
            <text:p>GIF</text:p>
          </table:table-cell>
          <table:table-cell office:value-type="float" office:value="360">
            <text:p>360</text:p>
          </table:table-cell>
          <table:table-cell office:value-type="float" office:value="253">
            <text:p>253</text:p>
          </table:table-cell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  <table:table-cell table:style-name="ce6" table:formula="of:=[.C97]/[.F97]" office:value-type="float" office:value="1.25435540069686">
            <text:p>1.25</text:p>
          </table:table-cell>
          <table:table-cell table:style-name="ce10" office:value-type="string">
            <text:p>✓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>
            <text:p>pfiouuu(1).gif</text:p>
          </table:table-cell>
          <table:table-cell office:value-type="string">
            <text:p>GIF</text:p>
          </table:table-cell>
          <table:table-cell office:value-type="float" office:value="360">
            <text:p>360</text:p>
          </table:table-cell>
          <table:table-cell office:value-type="float" office:value="253">
            <text:p>253</text:p>
          </table:table-cell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  <table:table-cell table:style-name="ce6" table:formula="of:=[.C98]/[.F98]" office:value-type="float" office:value="1.25435540069686">
            <text:p>1.25</text:p>
          </table:table-cell>
          <table:table-cell table:style-name="ce10" office:value-type="string">
            <text:p>✓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>
            <text:p>pinceau.gif</text:p>
          </table:table-cell>
          <table:table-cell office:value-type="string">
            <text:p>GIF</text:p>
          </table:table-cell>
          <table:table-cell office:value-type="float" office:value="1824">
            <text:p>1824</text:p>
          </table:table-cell>
          <table:table-cell office:value-type="float" office:value="240">
            <text:p>240</text:p>
          </table:table-cell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  <table:table-cell table:style-name="ce7" table:formula="of:=[.C99]/[.F99]" office:value-type="float" office:value="5.79047619047619">
            <text:p>5.79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>
            <text:p>pinceau(1).gif</text:p>
          </table:table-cell>
          <table:table-cell office:value-type="string">
            <text:p>GIF</text:p>
          </table:table-cell>
          <table:table-cell office:value-type="float" office:value="1824">
            <text:p>1824</text:p>
          </table:table-cell>
          <table:table-cell office:value-type="float" office:value="240">
            <text:p>240</text:p>
          </table:table-cell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  <table:table-cell table:style-name="ce7" table:formula="of:=[.C100]/[.F100]" office:value-type="float" office:value="5.79047619047619">
            <text:p>5.79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>
            <text:p>rayon-conve.gif</text:p>
          </table:table-cell>
          <table:table-cell office:value-type="string">
            <text:p>GIF</text:p>
          </table:table-cell>
          <table:table-cell office:value-type="float" office:value="1048">
            <text:p>1048</text:p>
          </table:table-cell>
          <table:table-cell office:value-type="float" office:value="329">
            <text:p>329</text:p>
          </table:table-cell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  <table:table-cell table:style-name="ce6" table:formula="of:=[.C101]/[.F101]" office:value-type="float" office:value="2.4952380952381">
            <text:p>2.5</text:p>
          </table:table-cell>
          <table:table-cell table:style-name="ce10" office:value-type="string">
            <text:p>✓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>
            <text:p>rayon-conve(1).gif</text:p>
          </table:table-cell>
          <table:table-cell office:value-type="string">
            <text:p>GIF</text:p>
          </table:table-cell>
          <table:table-cell office:value-type="float" office:value="1048">
            <text:p>1048</text:p>
          </table:table-cell>
          <table:table-cell office:value-type="float" office:value="329">
            <text:p>329</text:p>
          </table:table-cell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  <table:table-cell table:style-name="ce6" table:formula="of:=[.C102]/[.F102]" office:value-type="float" office:value="2.4952380952381">
            <text:p>2.5</text:p>
          </table:table-cell>
          <table:table-cell table:style-name="ce10" office:value-type="string">
            <text:p>✓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>
            <text:p>retable_anne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491">
            <text:p>1491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anne-nb.jpg </text:p>
          </table:table-cell>
          <table:table-cell table:style-name="ce3" office:value-type="float" office:value="495">
            <text:p>495</text:p>
          </table:table-cell>
          <table:table-cell table:style-name="ce3" office:value-type="float" office:value="225">
            <text:p>225</text:p>
          </table:table-cell>
          <table:table-cell table:style-name="ce3" table:formula="of:=[.C103]/[.F103]" office:value-type="float" office:value="3.01212121212121">
            <text:p>3.01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retable_anne-nb.jpg </text:p>
          </table:table-cell>
          <table:table-cell table:style-name="ce3" office:value-type="float" office:value="495">
            <text:p>495</text:p>
          </table:table-cell>
          <table:table-cell table:style-name="ce3" office:value-type="float" office:value="225">
            <text:p>225</text:p>
          </table:table-cell>
          <table:table-cell table:style-name="ce3" table:formula="of:=[.C104]/[.F104]" office:value-type="float" office:value="0">
            <text:p>0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retable_arcas_baudouin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918">
            <text:p>918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arcas_baudouin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58">
            <text:p>258</text:p>
          </table:table-cell>
          <table:table-cell table:style-name="ce8" table:formula="of:=[.C105]/[.F105]" office:value-type="float" office:value="2.38441558441558">
            <text:p>2.38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retable_arcas_baudouin-nb.jpg </text:p>
          </table:table-cell>
          <table:table-cell table:style-name="ce3" office:value-type="float" office:value="918">
            <text:p>918</text:p>
          </table:table-cell>
          <table:table-cell table:style-name="ce3" office:value-type="float" office:value="678">
            <text:p>678</text:p>
          </table:table-cell>
          <table:table-cell table:style-name="ce3" table:formula="of:=[.C106]/[.F106]" office:value-type="float" office:value="0">
            <text:p>0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retable_barbara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923">
            <text:p>923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barbara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56">
            <text:p>256</text:p>
          </table:table-cell>
          <table:table-cell table:style-name="ce8" table:formula="of:=[.C107]/[.F107]" office:value-type="float" office:value="2.3974025974026">
            <text:p>2.4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retable_claude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935">
            <text:p>935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claude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53">
            <text:p>253</text:p>
          </table:table-cell>
          <table:table-cell table:style-name="ce8" table:formula="of:=[.C108]/[.F108]" office:value-type="float" office:value="2.42857142857143">
            <text:p>2.43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retable_clinic_orgasm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144">
            <text:p>1144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clinic_orgasm-nb.jpg 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225">
            <text:p>225</text:p>
          </table:table-cell>
          <table:table-cell table:style-name="ce3" table:formula="of:=[.C109]/[.F109]" office:value-type="float" office:value="3.01052631578947">
            <text:p>3.01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retable_clinic_orgasm-nb.jpg 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225">
            <text:p>225</text:p>
          </table:table-cell>
          <table:table-cell table:style-name="ce3" table:formula="of:=[.C110]/[.F110]" office:value-type="float" office:value="0">
            <text:p>0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retable_martine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118">
            <text:p>1118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martine-nb.jpg </text:p>
          </table:table-cell>
          <table:table-cell table:style-name="ce3" office:value-type="float" office:value="371">
            <text:p>371</text:p>
          </table:table-cell>
          <table:table-cell table:style-name="ce3" office:value-type="float" office:value="225">
            <text:p>225</text:p>
          </table:table-cell>
          <table:table-cell table:style-name="ce3" table:formula="of:=[.C111]/[.F111]" office:value-type="float" office:value="3.01347708894879">
            <text:p>3.01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retable_thomas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002">
            <text:p>1002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thomas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36">
            <text:p>236</text:p>
          </table:table-cell>
          <table:table-cell table:style-name="ce8" table:formula="of:=[.C112]/[.F112]" office:value-type="float" office:value="2.6025974025974">
            <text:p>2.6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office:value-type="string">
            <text:p>scrolltram.png</text:p>
          </table:table-cell>
          <table:table-cell office:value-type="string">
            <text:p>PNG</text:p>
          </table:table-cell>
          <table:table-cell office:value-type="float" office:value="63">
            <text:p>63</text:p>
          </table:table-cell>
          <table:table-cell office:value-type="float" office:value="1789">
            <text:p>1789</text:p>
          </table:table-cell>
          <table:table-cell office:value-type="string">
            <text:p><text:s/>scrolltram.png </text:p>
          </table:table-cell>
          <table:table-cell office:value-type="float" office:value="43">
            <text:p>43</text:p>
          </table:table-cell>
          <table:table-cell office:value-type="float" office:value="1210">
            <text:p>1210</text:p>
          </table:table-cell>
          <table:table-cell table:style-name="ce6" table:formula="of:=[.C113]/[.F113]" office:value-type="float" office:value="1.46511627906977">
            <text:p>1.4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soleil-light.gif</text:p>
          </table:table-cell>
          <table:table-cell office:value-type="string">
            <text:p>GIF</text:p>
          </table:table-cell>
          <table:table-cell office:value-type="float" office:value="1361">
            <text:p>1361</text:p>
          </table:table-cell>
          <table:table-cell office:value-type="float" office:value="1392">
            <text:p>1392</text:p>
          </table:table-cell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  <table:table-cell table:style-name="ce6" table:formula="of:=[.C114]/[.F114]" office:value-type="float" office:value="4.86071428571429">
            <text:p>4.8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soleil-light(1).gif</text:p>
          </table:table-cell>
          <table:table-cell office:value-type="string">
            <text:p>GIF</text:p>
          </table:table-cell>
          <table:table-cell office:value-type="float" office:value="1361">
            <text:p>1361</text:p>
          </table:table-cell>
          <table:table-cell office:value-type="float" office:value="1392">
            <text:p>1392</text:p>
          </table:table-cell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  <table:table-cell table:style-name="ce6" table:formula="of:=[.C115]/[.F115]" office:value-type="float" office:value="4.86071428571429">
            <text:p>4.8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soleil.gif</text:p>
          </table:table-cell>
          <table:table-cell office:value-type="string">
            <text:p>GIF</text:p>
          </table:table-cell>
          <table:table-cell office:value-type="float" office:value="1808">
            <text:p>1808</text:p>
          </table:table-cell>
          <table:table-cell office:value-type="float" office:value="1802">
            <text:p>1802</text:p>
          </table:table-cell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  <table:table-cell table:style-name="ce7" table:formula="of:=[.C116]/[.F116]" office:value-type="float" office:value="5.49544072948328">
            <text:p>5.5</text:p>
          </table:table-cell>
          <table:table-cell table:number-columns-repeated="1016"/>
        </table:table-row>
        <table:table-row table:style-name="ro1">
          <table:table-cell office:value-type="string">
            <text:p>soleil(1).gif</text:p>
          </table:table-cell>
          <table:table-cell office:value-type="string">
            <text:p>GIF</text:p>
          </table:table-cell>
          <table:table-cell office:value-type="float" office:value="1808">
            <text:p>1808</text:p>
          </table:table-cell>
          <table:table-cell office:value-type="float" office:value="1802">
            <text:p>1802</text:p>
          </table:table-cell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  <table:table-cell table:style-name="ce7" table:formula="of:=[.C117]/[.F117]" office:value-type="float" office:value="5.49544072948328">
            <text:p>5.5</text:p>
          </table:table-cell>
          <table:table-cell table:number-columns-repeated="1016"/>
        </table:table-row>
        <table:table-row table:style-name="ro1">
          <table:table-cell office:value-type="string">
            <text:p>vagues-trouees-236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258">
            <text:p>5258</text:p>
          </table:table-cell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  <table:table-cell table:style-name="ce6" table:formula="of:=[.C118]/[.F118]" office:value-type="float" office:value="2.12601880877743">
            <text:p>2.1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vagues-trouees-236(1)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258">
            <text:p>5258</text:p>
          </table:table-cell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  <table:table-cell table:style-name="ce6" table:formula="of:=[.C119]/[.F119]" office:value-type="float" office:value="2.12601880877743">
            <text:p>2.1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waouh.gif</text:p>
          </table:table-cell>
          <table:table-cell office:value-type="string">
            <text:p>GIF</text:p>
          </table:table-cell>
          <table:table-cell office:value-type="float" office:value="1313">
            <text:p>1313</text:p>
          </table:table-cell>
          <table:table-cell office:value-type="float" office:value="2056">
            <text:p>2056</text:p>
          </table:table-cell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  <table:table-cell table:style-name="ce6" table:formula="of:=[.C120]/[.F120]" office:value-type="float" office:value="1.38502109704641">
            <text:p>1.39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waouh(1).gif</text:p>
          </table:table-cell>
          <table:table-cell office:value-type="string">
            <text:p>GIF</text:p>
          </table:table-cell>
          <table:table-cell office:value-type="float" office:value="1313">
            <text:p>1313</text:p>
          </table:table-cell>
          <table:table-cell office:value-type="float" office:value="2056">
            <text:p>2056</text:p>
          </table:table-cell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  <table:table-cell table:style-name="ce6" table:formula="of:=[.C121]/[.F121]" office:value-type="float" office:value="1.38502109704641">
            <text:p>1.39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5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PA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anne__MG_5248.CR2.png </text:p>
          </table:table-cell>
          <table:table-cell office:value-type="float" office:value="473">
            <text:p>473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string">
            <text:p><text:s/>anne__MG_5248.CR2.png </text:p>
          </table:table-cell>
          <table:table-cell office:value-type="float" office:value="473">
            <text:p>473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string">
            <text:p><text:s/>anne_Calque 14.png </text:p>
          </table:table-cell>
          <table:table-cell office:value-type="float" office:value="157">
            <text:p>15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<text:s/>anne_Calque 14.png </text:p>
          </table:table-cell>
          <table:table-cell office:value-type="float" office:value="157">
            <text:p>15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<text:s/>anne_Calque8.png 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anne_Calque8.png 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</table:table-row>
        <table:table-row table:style-name="ro2"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</table:table-row>
        <table:table-row table:style-name="ro2"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</table:table-row>
        <table:table-row table:style-name="ro2"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</table:table-row>
        <table:table-row table:style-name="ro2"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<text:s/>Béguinage d'Anderlecht8.jpg </text:p>
          </table:table-cell>
          <table:table-cell office:value-type="float" office:value="630">
            <text:p>630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string">
            <text:p><text:s/>Béguinage d'Anderlecht9.jpg </text:p>
          </table:table-cell>
          <table:table-cell office:value-type="float" office:value="630">
            <text:p>630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<text:s/>BH06_100713.jpg <text:s/></text:p>
          </table:table-cell>
          <table:table-cell office:value-type="float" office:value="119">
            <text:p>119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<text:s/>BH09_100713.jpg </text:p>
          </table:table-cell>
          <table:table-cell office:value-type="float" office:value="119">
            <text:p>119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<text:s/>BH13_110325.jpg </text:p>
          </table:table-cell>
          <table:table-cell table:number-columns-repeated="2" office:value-type="float" office:value="184">
            <text:p>184</text:p>
          </table:table-cell>
        </table:table-row>
        <table:table-row table:style-name="ro1"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</table:table-row>
        <table:table-row table:style-name="ro2">
          <table:table-cell office:value-type="string">
            <text:p><text:s/>cale-page.png </text:p>
          </table:table-cell>
          <table:table-cell office:value-type="float" office:value="2">
            <text:p>2</text:p>
          </table:table-cell>
          <table:table-cell office:value-type="float" office:value="1220">
            <text:p>1220</text:p>
          </table:table-cell>
        </table:table-row>
        <table:table-row table:style-name="ro2"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</table:table-row>
        <table:table-row table:style-name="ro2"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</table:table-row>
        <table:table-row table:style-name="ro2"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</table:table-row>
        <table:table-row table:style-name="ro2"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</table:table-row>
        <table:table-row table:style-name="ro2"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</table:table-row>
        <table:table-row table:style-name="ro2"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extrait_anne_n.gif </text:p>
          </table:table-cell>
          <table:table-cell office:value-type="float" office:value="467">
            <text:p>467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office:value-type="string">
            <text:p><text:s/>extrait_anne_n.gif </text:p>
          </table:table-cell>
          <table:table-cell office:value-type="float" office:value="467">
            <text:p>467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</table:table-row>
        <table:table-row table:style-name="ro2"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</table:table-row>
        <table:table-row table:style-name="ro1"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</table:table-row>
        <table:table-row table:style-name="ro2"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</table:table-row>
        <table:table-row table:style-name="ro2"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</table:table-row>
        <table:table-row table:style-name="ro2"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</table:table-row>
        <table:table-row table:style-name="ro2"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</table:table-row>
        <table:table-row table:style-name="ro2">
          <table:table-cell office:value-type="string">
            <text:p><text:s/>gruyere-224.gif </text:p>
          </table:table-cell>
          <table:table-cell office:value-type="float" office:value="504">
            <text:p>504</text:p>
          </table:table-cell>
          <table:table-cell office:value-type="float" office:value="269">
            <text:p>269</text:p>
          </table:table-cell>
        </table:table-row>
        <table:table-row table:style-name="ro2"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</table:table-row>
        <table:table-row table:style-name="ro2"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</table:table-row>
        <table:table-row table:style-name="ro2"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</table:table-row>
        <table:table-row table:style-name="ro2"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</table:table-row>
        <table:table-row table:style-name="ro2"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</table:table-row>
        <table:table-row table:style-name="ro2"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</table:table-row>
        <table:table-row table:style-name="ro2">
          <table:table-cell office:value-type="string">
            <text:p><text:s/>les_moutons.jpg </text:p>
          </table:table-cell>
          <table:table-cell office:value-type="float" office:value="841">
            <text:p>841</text:p>
          </table:table-cell>
          <table:table-cell office:value-type="float" office:value="1154">
            <text:p>1154</text:p>
          </table:table-cell>
        </table:table-row>
        <table:table-row table:style-name="ro2">
          <table:table-cell office:value-type="string">
            <text:p><text:s/>lgruyere-224.gif </text:p>
          </table:table-cell>
          <table:table-cell table:number-columns-repeated="2" office:value-type="float" office:value="504">
            <text:p>504</text:p>
          </table:table-cell>
        </table:table-row>
        <table:table-row table:style-name="ro2"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meteor_Calque 10-nb.png </text:p>
          </table:table-cell>
          <table:table-cell office:value-type="float" office:value="886">
            <text:p>886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<text:s/>meteor_Calque2re.png </text:p>
          </table:table-cell>
          <table:table-cell table:number-columns-repeated="2" office:value-type="float" office:value="560">
            <text:p>560</text:p>
          </table:table-cell>
        </table:table-row>
        <table:table-row table:style-name="ro2"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</table:table-row>
        <table:table-row table:style-name="ro2"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</table:table-row>
        <table:table-row table:style-name="ro2"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</table:table-row>
        <table:table-row table:style-name="ro2"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retable_anne-nb.jpg </text:p>
          </table:table-cell>
          <table:table-cell office:value-type="float" office:value="495">
            <text:p>495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anne-nb.jpg </text:p>
          </table:table-cell>
          <table:table-cell office:value-type="float" office:value="495">
            <text:p>495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arcas_baudouin-nb.jpg </text:p>
          </table:table-cell>
          <table:table-cell office:value-type="float" office:value="385">
            <text:p>385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 office:value-type="string">
            <text:p><text:s/>retable_arcas_baudouin-nb.jpg </text:p>
          </table:table-cell>
          <table:table-cell office:value-type="float" office:value="918">
            <text:p>918</text:p>
          </table:table-cell>
          <table:table-cell office:value-type="float" office:value="678">
            <text:p>678</text:p>
          </table:table-cell>
        </table:table-row>
        <table:table-row table:style-name="ro2">
          <table:table-cell office:value-type="string">
            <text:p><text:s/>retable_barbara-nb.jpg </text:p>
          </table:table-cell>
          <table:table-cell office:value-type="float" office:value="385">
            <text:p>385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<text:s/>retable_claude-nb.jpg </text:p>
          </table:table-cell>
          <table:table-cell office:value-type="float" office:value="385">
            <text:p>385</text:p>
          </table:table-cell>
          <table:table-cell office:value-type="float" office:value="253">
            <text:p>253</text:p>
          </table:table-cell>
        </table:table-row>
        <table:table-row table:style-name="ro2">
          <table:table-cell office:value-type="string">
            <text:p><text:s/>retable_clinic_orgasm-nb.jpg </text:p>
          </table:table-cell>
          <table:table-cell office:value-type="float" office:value="380">
            <text:p>38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clinic_orgasm-nb.jpg </text:p>
          </table:table-cell>
          <table:table-cell office:value-type="float" office:value="380">
            <text:p>38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martine-nb.jpg </text:p>
          </table:table-cell>
          <table:table-cell office:value-type="float" office:value="371">
            <text:p>371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thomas-nb.jpg </text:p>
          </table:table-cell>
          <table:table-cell office:value-type="float" office:value="385">
            <text:p>385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string">
            <text:p><text:s/>scrolltram.png </text:p>
          </table:table-cell>
          <table:table-cell office:value-type="float" office:value="43">
            <text:p>43</text:p>
          </table:table-cell>
          <table:table-cell office:value-type="float" office:value="1210">
            <text:p>1210</text:p>
          </table:table-cell>
        </table:table-row>
        <table:table-row table:style-name="ro2"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</table:table-row>
        <table:table-row table:style-name="ro2"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</table:table-row>
        <table:table-row table:style-name="ro2"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</table:table-row>
        <table:table-row table:style-name="ro2"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string">
            <text:p><text:s/>claude_Calque1.png </text:p>
          </table:table-cell>
          <table:table-cell office:value-type="float" office:value="295">
            <text:p>295</text:p>
          </table:table-cell>
          <table:table-cell office:value-type="float" office:value="443">
            <text:p>443</text:p>
          </table:table-cell>
        </table:table-row>
        <table:table-row table:style-name="ro1" table:number-rows-repeated="104839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2:Feuille1.D1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euille2.A1:Feuille2.C1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12:10:22</meta:creation-date>
    <dc:date>2013-05-05T23:52:38</dc:date>
    <meta:editing-duration>PT28M27S</meta:editing-duration>
    <meta:editing-cycles>11</meta:editing-cycles>
    <meta:generator>LibreOffice/3.5$Linux_X86_64 LibreOffice_project/350m1$Build-2</meta:generator>
    <dc:creator>Ludi </dc:creator>
    <meta:document-statistic meta:table-count="2" meta:cell-count="1366" meta:object-count="0"/>
  </office:meta>
</office:document-meta>
</file>